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D0B25EA4D2.png" manifest:media-type="image/png"/>
  <manifest:file-entry manifest:full-path="Pictures/100000000000021A000000EBD1A2A819.jpg" manifest:media-type="image/jpeg"/>
  <manifest:file-entry manifest:full-path="Pictures/10000001000000BD000000576B2687B7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883cm" loext:decorative="false"/>
      <style:paragraph-properties style:writing-mode="lr-tb"/>
    </style:style>
    <style:style style:name="pr2" style:family="presentation" style:parent-style-name="Default-title">
      <style:graphic-properties draw:fill-color="#000000" fo:min-height="5.36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/>
      <style:text-properties fo:color="#000000" loext:opacity="100%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</style:style>
    <style:style style:name="T1" style:family="text">
      <style:text-properties fo:color="#0000ff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loext:opacity="100%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001000000BD000000576B2687B7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D1A2A819.jpg" xlink:type="simple" xlink:show="embed" xlink:actuate="onLoad" draw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5.365cm" svg:x="2.794cm" svg:y="4.064cm" presentation:class="title" presentation:user-transformed="true">
          <draw:text-box>
            <text:p text:style-name="P2"><text:span text:style-name="T2">PRÁCTICA:</text:span><text:span text:style-name="T3"> </text:span><text:span text:style-name="T3"><text:line-break/></text:span><text:span text:style-name="T3">Técnicas de diseño 2D</text:span></text:p>
          </draw:text-box>
        </draw:frame>
        <draw:frame draw:style-name="gr2" draw:text-style-name="P1" draw:layer="layout" svg:width="3.517cm" svg:height="3.483cm" svg:x="12.446cm" svg:y="9.926cm">
          <draw:image xlink:href="Pictures/10000000000000D2000000D0B25EA4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4-09-23T08:42:44.257821464</dc:date>
    <meta:editing-duration>P7DT21H27M33S</meta:editing-duration>
    <meta:editing-cycles>506</meta:editing-cycles>
    <meta:generator>LibreOffice/24.2.6.2$Linux_X86_64 LibreOffice_project/8e9a753d9daaea75c34b417ba1bdf556bf2fc5b3</meta:generator>
    <meta:print-date>2017-10-04T10:42:29.653181544</meta:print-date>
    <meta:document-statistic meta:object-count="28"/>
  </office:meta>
</office:document-meta>
</file>